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50%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svg:stroke-opacity="50%" draw:fill="none" draw:textarea-vertical-align="middle"/>
    </style:style>
    <style:style style:name="gr5" style:family="graphic" style:parent-style-name="objectwithoutfill">
      <style:graphic-properties draw:marker-end="Arrow" draw:marker-end-width="0.3cm" svg:stroke-opacity="100%" draw:fill="none" draw:textarea-vertical-align="middle"/>
    </style:style>
    <style:style style:name="gr6" style:family="graphic" style:parent-style-name="objectwithoutfill">
      <style:graphic-properties draw:stroke="dash" draw:stroke-dash="Dashed_20__28_var_29_" svg:stroke-width="0.05cm" draw:marker-start-width="0.375cm" draw:marker-end-width="0.375cm" svg:stroke-opacity="50%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Dashed_20__28_var_29_" svg:stroke-width="0.05cm" draw:marker-start-width="0.355cm" draw:marker-end-width="0.355cm" svg:stroke-opacity="50%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Dashed_20__28_var_29_" svg:stroke-width="0.05cm" draw:marker-start-width="0.355cm" draw:marker-end-width="0.355cm" svg:stroke-opacity="100%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3cm" svg:height="3cm" svg:x="6cm" svg:y="3.1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3cm" svg:height="3cm" svg:x="19.4cm" svg:y="3.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cm" svg:height="3cm" svg:x="2.5cm" svg:y="14.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cm" svg:height="3cm" svg:x="10.9cm" svg:y="14.2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3cm" svg:height="3cm" svg:x="15.3cm" svg:y="8.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3cm" svg:height="3cm" svg:x="23.2cm" svg:y="8.7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cm" svg:height="3cm" svg:x="19.3cm" svg:y="14.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9.839cm" svg:y1="5.661cm" svg:x2="17.861cm" svg:y2="9.139cm" draw:start-shape="id1" draw:start-glue-point="7" draw:end-shape="id2" draw:end-glue-point="11" svg:d="M19839 5661l-1978 3478" svg:viewBox="0 0 1979 3479">
          <text:p/>
        </draw:connector>
        <draw:connector draw:style-name="gr5" draw:text-style-name="P1" draw:layer="layout" draw:type="line" svg:x1="21.961cm" svg:y1="5.661cm" svg:x2="23.639cm" svg:y2="9.139cm" draw:start-shape="id1" draw:start-glue-point="9" draw:end-shape="id3" draw:end-glue-point="5" svg:d="M21961 5661l1678 3478" svg:viewBox="0 0 1679 3479">
          <text:p/>
        </draw:connector>
        <draw:connector draw:style-name="gr4" draw:text-style-name="P1" draw:layer="layout" draw:type="line" svg:x1="17.861cm" svg:y1="11.261cm" svg:x2="19.739cm" svg:y2="14.639cm" draw:start-shape="id2" draw:start-glue-point="9" draw:end-shape="id4" draw:end-glue-point="5" svg:d="M17861 11261l1878 3378" svg:viewBox="0 0 1879 3379">
          <text:p/>
        </draw:connector>
        <draw:connector draw:style-name="gr4" draw:text-style-name="P1" draw:layer="layout" draw:type="line" svg:x1="23.639cm" svg:y1="11.261cm" svg:x2="21.861cm" svg:y2="14.639cm" draw:start-shape="id3" draw:start-glue-point="7" draw:end-shape="id4" draw:end-glue-point="11" svg:d="M23639 11261l-1778 3378" svg:viewBox="0 0 1779 3379">
          <text:p/>
        </draw:connector>
        <draw:connector draw:style-name="gr4" draw:text-style-name="P1" draw:layer="layout" draw:type="line" svg:x1="8.561cm" svg:y1="5.661cm" svg:x2="11.339cm" svg:y2="14.639cm" draw:start-shape="id5" draw:start-glue-point="9" draw:end-shape="id6" draw:end-glue-point="5" svg:d="M8561 5661l2778 8978" svg:viewBox="0 0 2779 8979">
          <text:p/>
        </draw:connector>
        <draw:connector draw:style-name="gr4" draw:text-style-name="P1" draw:layer="layout" draw:type="line" svg:x1="6.439cm" svg:y1="5.661cm" svg:x2="4cm" svg:y2="14.2cm" draw:start-shape="id5" draw:start-glue-point="7" draw:end-shape="id7" draw:end-glue-point="4" svg:d="M6439 5661l-2439 8539" svg:viewBox="0 0 2440 8540">
          <text:p/>
        </draw:connector>
        <draw:connector draw:style-name="gr4" draw:text-style-name="P1" draw:layer="layout" draw:type="line" svg:x1="15.739cm" svg:y1="11.261cm" svg:x2="13.461cm" svg:y2="14.639cm" draw:start-shape="id2" draw:start-glue-point="7" draw:end-shape="id6" draw:end-glue-point="11" svg:d="M15739 11261l-2278 3378" svg:viewBox="0 0 2279 3379">
          <text:p/>
        </draw:connector>
        <draw:connector draw:style-name="gr6" draw:text-style-name="P1" draw:layer="layout" draw:type="line" svg:x1="9cm" svg:y1="4.6cm" svg:x2="19.4cm" svg:y2="4.6cm" draw:start-shape="id5" draw:start-glue-point="10" draw:end-shape="id1" draw:end-glue-point="6" svg:d="M9000 4600h10400" svg:viewBox="0 0 10401 1">
          <text:p/>
        </draw:connector>
        <draw:connector draw:style-name="gr7" draw:text-style-name="P1" draw:layer="layout" draw:type="line" svg:x1="5.5cm" svg:y1="15.7cm" svg:x2="10.9cm" svg:y2="15.7cm" draw:start-shape="id7" draw:start-glue-point="10" draw:end-shape="id6" draw:end-glue-point="6" svg:d="M5500 15700h5400" svg:viewBox="0 0 5401 1">
          <text:p/>
        </draw:connector>
        <draw:connector draw:style-name="gr8" draw:text-style-name="P1" draw:layer="layout" draw:type="line" svg:x1="18.3cm" svg:y1="10.2cm" svg:x2="23.2cm" svg:y2="10.2cm" draw:start-shape="id2" draw:start-glue-point="10" draw:end-shape="id3" svg:d="M18300 10200h4900" svg:viewBox="0 0 4901 1">
          <text:p/>
        </draw:connector>
        <draw:connector draw:style-name="gr7" draw:text-style-name="P1" draw:layer="layout" draw:type="line" svg:x1="13.9cm" svg:y1="15.7cm" svg:x2="19.3cm" svg:y2="15.7cm" draw:start-shape="id6" draw:start-glue-point="10" draw:end-shape="id4" draw:end-glue-point="6" svg:d="M13900 15700h5400" svg:viewBox="0 0 54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21:28:19.932951346</meta:creation-date>
    <dc:date>2017-05-17T22:19:32.950653965</dc:date>
    <meta:editing-duration>PT26M37S</meta:editing-duration>
    <meta:editing-cycles>3</meta:editing-cycles>
    <meta:generator>LibreOffice/4.2.8.2$Linux_X86_64 LibreOffice_project/420m0$Build-2</meta:generator>
    <meta:document-statistic meta:object-count="18"/>
  </office:meta>
</office:document-meta>
</file>